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fo:language="en" fo:country="GB" officeooo:paragraph-rsid="001777ac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1777ac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4f82b" officeooo:paragraph-rsid="002317b1" style:font-size-asian="12pt" style:font-size-complex="12pt"/>
    </style:style>
    <style:style style:name="P10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paragraph-rsid="001961b0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paragraph-rsid="001b0b0f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officeooo:rsid="00173026" officeooo:paragraph-rsid="00173026" style:letter-kerning="false" style:font-size-asian="12pt" style:font-name-complex="Courier New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officeooo:rsid="00173026" officeooo:paragraph-rsid="001961b0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7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8" style:family="paragraph" style:parent-style-name="Standard">
      <style:text-properties style:font-name="Liberation Serif" fo:font-size="12pt" fo:language="nl" fo:country="NL" officeooo:paragraph-rsid="001777ac" style:font-size-asian="12pt" style:font-size-complex="12pt"/>
    </style:style>
    <style:style style:name="P19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0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paragraph-rsid="00125061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3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4" style:family="paragraph" style:parent-style-name="Standard">
      <style:text-properties style:font-name="Liberation Serif" fo:font-size="12pt" fo:language="en" fo:country="GB" fo:font-weight="bold" officeooo:paragraph-rsid="001777ac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weight="normal" officeooo:rsid="0004f82b" style:letter-kerning="false" style:font-weight-asian="normal" style:font-name-complex="Courier New" style:language-complex="ar" style:country-complex="SA" style:font-weight-complex="normal"/>
    </style:style>
    <style:style style:name="T10" style:family="text">
      <style:text-properties fo:font-style="normal" officeooo:rsid="0004f82b" style:font-style-asian="normal" style:font-style-complex="normal"/>
    </style:style>
    <style:style style:name="T11" style:family="text">
      <style:text-properties fo:font-style="normal" officeooo:rsid="001421f4" style:font-style-asian="normal" style:font-style-complex="normal"/>
    </style:style>
    <style:style style:name="T12" style:family="text">
      <style:text-properties fo:font-style="normal" officeooo:rsid="001961b0" style:font-style-asian="normal" style:font-style-complex="normal"/>
    </style:style>
    <style:style style:name="T13" style:family="text">
      <style:text-properties fo:font-style="normal" officeooo:rsid="001a3d33" style:font-style-asian="normal" style:font-style-complex="normal"/>
    </style:style>
    <style:style style:name="T14" style:family="text">
      <style:text-properties fo:color="#000080" fo:language="en" fo:country="GB" officeooo:rsid="00061f30"/>
    </style:style>
    <style:style style:name="T15" style:family="text">
      <style:text-properties fo:color="#000080" fo:language="en" fo:country="GB" officeooo:rsid="0004f82b"/>
    </style:style>
    <style:style style:name="T16" style:family="text">
      <style:text-properties fo:color="#000080" fo:language="en" fo:country="GB" officeooo:rsid="0012562e"/>
    </style:style>
    <style:style style:name="T17" style:family="text">
      <style:text-properties fo:color="#000080" fo:language="en" fo:country="GB" officeooo:rsid="00189c31"/>
    </style:style>
    <style:style style:name="T18" style:family="text">
      <style:text-properties fo:color="#000080" fo:language="en" fo:country="GB" officeooo:rsid="001a212d"/>
    </style:style>
    <style:style style:name="T19" style:family="text">
      <style:text-properties fo:color="#000080" officeooo:rsid="00061f30"/>
    </style:style>
    <style:style style:name="T20" style:family="text">
      <style:text-properties fo:color="#000080" officeooo:rsid="0012562e"/>
    </style:style>
    <style:style style:name="T21" style:family="text">
      <style:text-properties officeooo:rsid="00118ee8"/>
    </style:style>
    <style:style style:name="T22" style:family="text">
      <style:text-properties fo:color="#000000" fo:language="en" fo:country="GB" officeooo:rsid="00061f30"/>
    </style:style>
    <style:style style:name="T23" style:family="text">
      <style:text-properties fo:color="#000000" fo:language="en" fo:country="GB" officeooo:rsid="0004f82b"/>
    </style:style>
    <style:style style:name="T24" style:family="text">
      <style:text-properties officeooo:rsid="0012562e"/>
    </style:style>
    <style:style style:name="T25" style:family="text">
      <style:text-properties officeooo:rsid="00164eb4"/>
    </style:style>
    <style:style style:name="T26" style:family="text">
      <style:text-properties officeooo:rsid="00189c31"/>
    </style:style>
    <style:style style:name="T27" style:family="text">
      <style:text-properties officeooo:rsid="001c70a0"/>
    </style:style>
    <style:style style:name="T28" style:family="text">
      <style:text-properties officeooo:rsid="001fd21b"/>
    </style:style>
    <style:style style:name="T29" style:family="text">
      <style:text-properties officeooo:rsid="00216fd0"/>
    </style:style>
    <style:style style:name="T30" style:family="text">
      <style:text-properties officeooo:rsid="002317b1"/>
    </style:style>
    <style:style style:name="T31" style:family="text">
      <style:text-properties officeooo:rsid="0004f82b" style:letter-kerning="false" style:font-name-complex="Courier New" style:language-complex="ar" style:country-complex="SA"/>
    </style:style>
    <style:style style:name="T32" style:family="text">
      <style:text-properties officeooo:rsid="002686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XAMPLE <text:span text:style-name="T27">3</text:span></text:p>
      <text:p text:style-name="P7"/>
      <text:p text:style-name="P8"><text:span text:style-name="T3">Instruction Memory’s </text:span><text:span text:style-name="T4">f</text:span><text:span text:style-name="T2">ile:</text:span> <text:span text:style-name="T1">5th_fig460_MemEx3/inst.rom</text:span></text:p>
      <text:p text:style-name="P8"/>
      <text:p text:style-name="P9">This Mips pipeline implementation can <text:span text:style-name="T28">handle</text:span> data hazards <text:span text:style-name="T30">and cannot </text:span>handle branchs.</text:p>
      <text:p text:style-name="P8"/>
      <text:p text:style-name="P8">The user should set initial register values (linear). No data values are required.</text:p>
      <text:p text:style-name="P20"/>
      <text:p text:style-name="P7"><text:span text:style-name="T2">Description:</text:span> A <text:span text:style-name="T7">simple</text:span> sequence of <text:span text:style-name="T32">three</text:span> “<text:span text:style-name="T1">add” </text:span>instruction<text:span text:style-name="T1">s</text:span> with <text:span text:style-name="T21">PIPE</text:span> <text:span text:style-name="T25">MEM data</text:span> hazard.</text:p>
      <text:p text:style-name="P10"/>
      <text:p text:style-name="P10">ADD <text:span text:style-name="T1">r2,r1,r3</text:span></text:p>
      <text:p text:style-name="P14">ADD r4,r4,r1</text:p>
      <text:p text:style-name="P11">ADD <text:span text:style-name="T1">r3,r2,r2 // MEM HAZARD</text:span></text:p>
      <text:p text:style-name="P7"/>
      <text:p text:style-name="P22"><text:span text:style-name="T1">ADD r2,r1,r3</text:span><text:span text:style-name="T8"> – type R instruction</text:span></text:p>
      <text:p text:style-name="P16">opcode = 0 <text:s text:c="4"/>rs <text:span text:style-name="T5">= 1 <text:s text:c="4"/></text:span>rt <text:span text:style-name="T5">= 3 <text:s text:c="4"/></text:span>rd <text:span text:style-name="T5">= 2 <text:s text:c="4"/></text:span>sh = 0 <text:s text:c="4"/>func<text:span text:style-name="T5"> </text:span>= 32</text:p>
      <text:p text:style-name="P1">000000 <text:s text:c="10"/><text:span text:style-name="T5">00001 <text:s text:c="3"/>00011 <text:s text:c="2"/>00010</text:span> <text:s text:c="4"/>00000 <text:s text:c="3"/>100000</text:p>
      <text:p text:style-name="P4">0x<text:span text:style-name="T24">00231020</text:span></text:p>
      <text:p text:style-name="P7"/>
      <text:p text:style-name="P24"><text:span text:style-name="T1">ADD r4,r4,r1</text:span><text:span text:style-name="T8"> – type R instruction</text:span></text:p>
      <text:p text:style-name="P18">opcode = 0 <text:s text:c="4"/>rs <text:span text:style-name="T5">= 4 <text:s text:c="4"/></text:span>rt <text:span text:style-name="T5">= 1 <text:s text:c="4"/></text:span>rd <text:span text:style-name="T5">= 4 <text:s text:c="4"/></text:span>sh = 0 <text:s text:c="4"/>func<text:span text:style-name="T5"> </text:span>= 32</text:p>
      <text:p text:style-name="P3">000000 <text:s text:c="10"/><text:span text:style-name="T5">00100 <text:s text:c="3"/>00001 <text:s text:c="3"/>00100 <text:s text:c="3"/></text:span>00000 <text:s text:c="4"/>100000</text:p>
      <text:p text:style-name="P6">0x00<text:span text:style-name="T26">812020</text:span></text:p>
      <text:p text:style-name="P7"/>
      <text:p text:style-name="P21"><text:span text:style-name="T31">ADD r3,r2,r2</text:span><text:span text:style-name="T9"> – type R instruction</text:span></text:p>
      <text:p text:style-name="P17">opcode = 0 <text:s text:c="4"/>rs <text:span text:style-name="T5">= 2 <text:s text:c="4"/></text:span>rt <text:span text:style-name="T5">= 2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10 <text:s text:c="3"/>00010 <text:s text:c="2"/>00011</text:span> <text:s text:c="4"/>00000 <text:s text:c="3"/>100000</text:p>
      <text:p text:style-name="P5">0x00<text:span text:style-name="T24">411820</text:span></text:p>
      <text:p text:style-name="P23"/>
      <text:p text:style-name="P7">The <text:span text:style-name="T7">hexadecimal</text:span> code example is:</text:p>
      <text:p text:style-name="P10"/>
      <text:p text:style-name="P12">ADD <text:span text:style-name="T1">r2,r1,r3 – </text:span><text:span text:style-name="T19">0x</text:span><text:span text:style-name="T20">00231020</text:span></text:p>
      <text:p text:style-name="P12">ADD <text:span text:style-name="T1">r3,r2,r1 – </text:span><text:span text:style-name="T14">0x00</text:span><text:span text:style-name="T17">812020</text:span></text:p>
      <text:p text:style-name="P13"><text:span text:style-name="T22">ADD </text:span><text:span text:style-name="T23">r1,r3,r2 –</text:span><text:span text:style-name="T15"> </text:span><text:span text:style-name="T14">0x00</text:span><text:span text:style-name="T16">4</text:span><text:span text:style-name="T18">2</text:span><text:span text:style-name="T16">1820</text:span></text:p>
      <text:p text:style-name="P7"/>
      <text:p text:style-name="P19">Calculations check (with linear initial register values):</text:p>
      <text:p text:style-name="Standard"><text:span text:style-name="Default_20_Paragraph_20_Font"><text:span text:style-name="T6"/></text:span></text:p>
      <text:p text:style-name="P12">ADD <text:span text:style-name="T1">r2,r1,r3 – r2 = 4</text:span></text:p>
      <text:p text:style-name="P15">ADD r4,r4,r1<text:span text:style-name="T1"> – r4 = 5</text:span></text:p>
      <text:p text:style-name="P12"><text:span text:style-name="Default_20_Paragraph_20_Font"><text:span text:style-name="T11">ADD </text:span></text:span><text:span text:style-name="Default_20_Paragraph_20_Font"><text:span text:style-name="T10">r3,r2,r</text:span></text:span><text:span text:style-name="Default_20_Paragraph_20_Font"><text:span text:style-name="T12">2</text:span></text:span><text:span text:style-name="Default_20_Paragraph_20_Font"><text:span text:style-name="T10"> – </text:span></text:span><text:span text:style-name="Default_20_Paragraph_20_Font"><text:span text:style-name="T12">r3 = </text:span></text:span><text:span text:style-name="Default_20_Paragraph_20_Font"><text:span text:style-name="T13">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22:56:18.946559151</dc:date>
    <meta:editing-cycles>41</meta:editing-cycles>
    <meta:editing-duration>PT1H4M30S</meta:editing-duration>
    <meta:document-statistic meta:table-count="0" meta:image-count="0" meta:object-count="0" meta:page-count="1" meta:paragraph-count="28" meta:word-count="179" meta:character-count="1101" meta:non-whitespace-character-count="814"/>
    <meta:template xlink:type="simple" xlink:actuate="onRequest" xlink:title="" xlink:href="Normal.dotm"/>
  </office:meta>
</office:document-meta>
</file>